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3445" calcext:value-type="float">
            <text:p>3445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0:17:32.741649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22T10:21:36.580649999</dc:date>
    <dc:creator>Jesus Castagnetto</dc:creator>
    <meta:editing-duration>P3DT14H12M48S</meta:editing-duration>
    <meta:editing-cycles>380</meta:editing-cycles>
    <meta:generator>LibreOffice/6.4.6.2$Linux_X86_64 LibreOffice_project/40$Build-2</meta:generator>
    <meta:document-statistic meta:table-count="1" meta:cell-count="2594" meta:object-count="0"/>
  </office:meta>
</office:document-meta>
</file>